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ff" draw:opacity="25%" draw:textarea-vertical-align="middle" draw:shadow-opacity="25%"/>
    </style:style>
    <style:style style:name="gr2" style:family="graphic" style:parent-style-name="standard">
      <style:graphic-properties draw:fill="solid" draw:fill-color="#99cc99" draw:textarea-vertical-align="middle"/>
    </style:style>
    <style:style style:name="gr3" style:family="graphic" style:parent-style-name="standard">
      <style:graphic-properties draw:fill="solid" draw:fill-color="#b2b2b2" draw:opacity="50%" draw:textarea-vertical-align="middle" draw:shadow-opacity="50%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99" draw:opacity="50%" draw:textarea-vertical-align="middle" draw:shadow-opacity="50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6666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vertical-align="middle"/>
    </style:style>
    <style:style style:name="gr11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336633" draw:textarea-vertical-align="middle"/>
    </style:style>
    <style:style style:name="gr13" style:family="graphic" style:parent-style-name="standard">
      <style:graphic-properties draw:fill="solid" draw:fill-color="#ff3333" draw:textarea-vertical-align="middle"/>
    </style:style>
    <style:style style:name="gr14" style:family="graphic" style:parent-style-name="standard">
      <style:graphic-properties draw:fill="solid" draw:fill-color="#000000" draw:textarea-vertical-align="middle"/>
    </style:style>
    <style:style style:name="gr15" style:family="graphic" style:parent-style-name="standard">
      <style:graphic-properties draw:fill="solid" draw:fill-color="#ff3333" draw:opacity="25%" draw:textarea-vertical-align="middle" draw:shadow-opacity="2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weight="bold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6666ff"/>
    </style:style>
    <style:style style:name="P6" style:family="paragraph">
      <style:text-properties fo:color="#6666f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74cm" svg:height="7.46cm" svg:x="0.396cm" svg:y="14.293cm">
          <text:p/>
        </draw:rect>
        <draw:rect draw:style-name="gr2" draw:text-style-name="P1" draw:layer="layout" svg:width="1.263cm" svg:height="6.76cm" svg:x="8.802cm" svg:y="14.497cm">
          <text:p/>
        </draw:rect>
        <draw:rect draw:style-name="gr3" draw:text-style-name="P1" draw:layer="layout" svg:width="1.263cm" svg:height="5.021cm" svg:x="8.802cm" svg:y="20.036cm">
          <text:p/>
        </draw:rect>
        <draw:custom-shape draw:style-name="gr4" draw:text-style-name="P1" draw:layer="layout" svg:width="7.836cm" svg:height="1.348cm" svg:x="1.824cm" svg:y="4.269cm">
          <text:p/>
          <draw:enhanced-geometry svg:viewBox="0 0 21600 21600" draw:glue-points="?f6 10800 10800 21600 ?f5 10800 10800 0" draw:text-areas="?f3 ?f3 ?f4 ?f4" draw:type="trapezoid" draw:modifiers="9660.3292076049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5" draw:text-style-name="P1" draw:layer="layout" svg:width="1.263cm" svg:height="6.76cm" svg:x="8.801cm" svg:y="14.397cm">
          <text:p/>
        </draw:rect>
        <draw:polyline draw:style-name="gr6" draw:text-style-name="P1" draw:layer="layout" svg:width="16.725cm" svg:height="1.286cm" svg:x="3.864cm" svg:y="5.061cm" svg:viewBox="0 0 16726 1287" draw:points="0,1244 1253,1237 1228,0 2540,24 2540,1262 16726,1287">
          <text:p/>
        </draw:polyline>
        <draw:polyline draw:style-name="gr6" draw:text-style-name="P1" draw:layer="layout" svg:width="16.725cm" svg:height="1.263cm" svg:x="3.864cm" svg:y="7.585cm" svg:viewBox="0 0 16726 1264" draw:points="0,1221 3778,1238 3753,1 7566,0 7566,1238 16726,1264">
          <text:p/>
        </draw:polyline>
        <draw:polyline draw:style-name="gr6" draw:text-style-name="P1" draw:layer="layout" svg:width="16.725cm" svg:height="1.275cm" svg:x="3.864cm" svg:y="10.101cm" svg:viewBox="0 0 16726 1276" draw:points="0,1206 7617,1237 7592,0 12721,38 12721,1276 16726,1249">
          <text:p/>
        </draw:polyline>
        <draw:circle draw:style-name="gr7" draw:text-style-name="P1" draw:layer="layout" svg:width="0.817cm" svg:height="0.817cm" svg:x="5.322cm" svg:y="5.274cm">
          <text:p/>
        </draw:circle>
        <draw:circle draw:style-name="gr7" draw:text-style-name="P1" draw:layer="layout" svg:width="0.817cm" svg:height="0.817cm" svg:x="7.823cm" svg:y="7.775cm">
          <text:p/>
        </draw:circle>
        <draw:circle draw:style-name="gr7" draw:text-style-name="P1" draw:layer="layout" svg:width="0.817cm" svg:height="0.817cm" svg:x="11.624cm" svg:y="10.276cm">
          <text:p/>
        </draw:circle>
        <draw:frame draw:style-name="gr8" draw:layer="layout" svg:width="1.526cm" svg:height="0.962cm" svg:x="1.205cm" svg:y="5.242cm">
          <draw:text-box>
            <text:p>Top</text:p>
          </draw:text-box>
        </draw:frame>
        <draw:frame draw:style-name="gr8" draw:layer="layout" svg:width="2.373cm" svg:height="0.962cm" svg:x="0.592cm" svg:y="7.86cm">
          <draw:text-box>
            <text:p>Middle</text:p>
          </draw:text-box>
        </draw:frame>
        <draw:frame draw:style-name="gr8" draw:layer="layout" svg:width="2.513cm" svg:height="0.962cm" svg:x="0.633cm" svg:y="10.314cm">
          <draw:text-box>
            <text:p>Bottom</text:p>
          </draw:text-box>
        </draw:frame>
        <draw:frame draw:style-name="gr8" draw:text-style-name="P2" draw:layer="layout" svg:width="7.593cm" svg:height="1.673cm" svg:x="13.779cm" svg:y="0.424cm">
          <draw:text-box>
            <text:p text:style-name="P2">Non triggered event </text:p>
            <text:p text:style-name="P2">(a-causal / down-going)</text:p>
          </draw:text-box>
        </draw:frame>
        <draw:polyline draw:style-name="gr6" draw:text-style-name="P1" draw:layer="layout" svg:width="8.558cm" svg:height="1.263cm" svg:x="3.854cm" svg:y="14.407cm" svg:viewBox="0 0 8559 1264" draw:points="0,1232 4947,1237 4922,0 6234,24 6234,1262 8559,1264">
          <text:p/>
        </draw:polyline>
        <draw:polyline draw:style-name="gr6" draw:text-style-name="P1" draw:layer="layout" svg:width="8.601cm" svg:height="1.257cm" svg:x="3.854cm" svg:y="16.219cm" svg:viewBox="0 0 8602 1258" draw:points="0,1221 3778,1238 3753,1 7566,0 7566,1238 8602,1258">
          <text:p/>
        </draw:polyline>
        <draw:polyline draw:style-name="gr6" draw:text-style-name="P1" draw:layer="layout" svg:width="8.656cm" svg:height="1.275cm" svg:x="3.854cm" svg:y="18.217cm" svg:viewBox="0 0 8657 1276" draw:points="0,1224 1096,1237 1071,0 6200,38 6200,1276 8657,1274">
          <text:p/>
        </draw:polyline>
        <draw:circle draw:style-name="gr7" draw:text-style-name="P1" draw:layer="layout" svg:width="0.817cm" svg:height="0.817cm" svg:x="9.022cm" svg:y="14.595cm">
          <text:p/>
        </draw:circle>
        <draw:circle draw:style-name="gr7" draw:text-style-name="P1" draw:layer="layout" svg:width="0.817cm" svg:height="0.817cm" svg:x="7.813cm" svg:y="16.409cm">
          <text:p/>
        </draw:circle>
        <draw:circle draw:style-name="gr7" draw:text-style-name="P1" draw:layer="layout" svg:width="0.817cm" svg:height="0.817cm" svg:x="5.094cm" svg:y="18.454cm">
          <text:p/>
        </draw:circle>
        <draw:frame draw:style-name="gr8" draw:layer="layout" svg:width="1.526cm" svg:height="0.962cm" svg:x="1.195cm" svg:y="14.576cm">
          <draw:text-box>
            <text:p>Top</text:p>
          </draw:text-box>
        </draw:frame>
        <draw:frame draw:style-name="gr8" draw:layer="layout" svg:width="2.373cm" svg:height="0.962cm" svg:x="0.582cm" svg:y="16.494cm">
          <draw:text-box>
            <text:p>Middle</text:p>
          </draw:text-box>
        </draw:frame>
        <draw:frame draw:style-name="gr8" draw:layer="layout" svg:width="2.513cm" svg:height="0.962cm" svg:x="0.623cm" svg:y="18.448cm">
          <draw:text-box>
            <text:p>Bottom</text:p>
          </draw:text-box>
        </draw:frame>
        <draw:frame draw:style-name="gr8" draw:text-style-name="P3" draw:layer="layout" svg:width="6.145cm" svg:height="1.673cm" svg:x="14.961cm" svg:y="12.886cm">
          <draw:text-box>
            <text:p text:style-name="P3"><text:span text:style-name="T1">Triggered event </text:span></text:p>
            <text:p text:style-name="P3"><text:span text:style-name="T1">(causal / up-going)</text:span></text:p>
          </draw:text-box>
        </draw:frame>
        <draw:custom-shape draw:style-name="gr9" draw:text-style-name="P1" draw:layer="layout" svg:width="21.436cm" svg:height="12.29cm" svg:x="0.154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1.59cm" svg:height="14.292cm" svg:x="0cm" svg:y="12.648cm">
          <text:p/>
          <draw:enhanced-geometry svg:viewBox="0 0 21600 21600" draw:type="rectangle" draw:enhanced-path="M 0 0 L 21600 0 21600 21600 0 21600 0 0 Z N"/>
        </draw:custom-shape>
        <draw:rect draw:style-name="gr10" draw:text-style-name="P1" draw:layer="layout" svg:width="7.891cm" svg:height="2.471cm" svg:x="1.809cm" svg:y="1.823cm">
          <text:p/>
        </draw:rect>
        <draw:path draw:style-name="gr6" draw:text-style-name="P1" draw:layer="layout" svg:width="7.278cm" svg:height="2.211cm" svg:x="1.991cm" svg:y="1.923cm" svg:viewBox="0 0 7279 2212" svg:d="m0 1950c220 18 391 153 659 55s421-767 742-742 263 672 522 714 337-370 563-398 423 271 632 247 256-354 480-329 439 618 522 563 165-2074 371-2060 110 2184 275 2211 206-810 343-852c268-2 341 304 714 371s971-119 1456-178">
          <text:p/>
        </draw:path>
        <draw:line draw:style-name="gr11" draw:text-style-name="P1" draw:layer="layout" svg:x1="2.211cm" svg:y1="2.483cm" svg:x2="9.33cm" svg:y2="2.502cm">
          <text:p/>
        </draw:line>
        <draw:circle draw:style-name="gr7" draw:text-style-name="P1" draw:layer="layout" svg:width="0.229cm" svg:height="0.229cm" svg:x="6.188cm" svg:y="2.37cm">
          <text:p/>
        </draw:circle>
        <draw:frame draw:style-name="gr8" draw:layer="layout" svg:width="3.36cm" svg:height="0.962cm" svg:x="9.936cm" svg:y="2.641cm">
          <draw:text-box>
            <text:p>L0 Trigger</text:p>
          </draw:text-box>
        </draw:frame>
        <draw:frame draw:style-name="gr8" draw:text-style-name="P4" draw:layer="layout" svg:width="1.065cm" svg:height="0.721cm" svg:x="1.897cm" svg:y="3.312cm">
          <draw:text-box>
            <text:p><text:span text:style-name="T2">RF</text:span></text:p>
          </draw:text-box>
        </draw:frame>
        <draw:frame draw:style-name="gr8" draw:text-style-name="P6" draw:layer="layout" svg:width="2.382cm" svg:height="0.721cm" svg:x="1.64cm" svg:y="1.849cm">
          <draw:text-box>
            <text:p text:style-name="P5"><text:span text:style-name="T3">Threshold</text:span></text:p>
          </draw:text-box>
        </draw:frame>
        <draw:polyline draw:style-name="gr6" draw:text-style-name="P1" draw:layer="layout" svg:width="8.788cm" svg:height="1.282cm" svg:x="3.854cm" svg:y="20.008cm" svg:viewBox="0 0 8789 1283" draw:points="0,1232 4947,1237 4922,0 8788,27 8788,1265 8789,1283">
          <text:p/>
        </draw:polyline>
        <draw:frame draw:style-name="gr8" draw:layer="layout" svg:width="1.209cm" svg:height="0.962cm" svg:x="1cm" svg:y="20.203cm">
          <draw:text-box>
            <text:p>L1</text:p>
          </draw:text-box>
        </draw:frame>
        <draw:circle draw:style-name="gr12" draw:text-style-name="P1" draw:layer="layout" svg:width="0.817cm" svg:height="0.817cm" svg:x="9.01cm" svg:y="20.199cm">
          <text:p/>
        </draw:circle>
        <draw:polyline draw:style-name="gr6" draw:text-style-name="P1" draw:layer="layout" svg:width="8.655cm" svg:height="1.264cm" svg:x="3.855cm" svg:y="22.006cm" svg:viewBox="0 0 8656 1265" draw:points="0,1235 3494,1237 3469,0 7335,27 7335,1265 8656,1265">
          <text:p/>
        </draw:polyline>
        <draw:frame draw:style-name="gr8" draw:layer="layout" svg:width="4.105cm" svg:height="1.673cm" svg:x="0.342cm" svg:y="21.741cm">
          <draw:text-box>
            <text:p>Neighboring </text:p>
            <text:p>Phi L1</text:p>
          </draw:text-box>
        </draw:frame>
        <draw:circle draw:style-name="gr13" draw:text-style-name="P1" draw:layer="layout" svg:width="0.817cm" svg:height="0.817cm" svg:x="7.558cm" svg:y="22.234cm">
          <text:p/>
        </draw:circle>
        <draw:polyline draw:style-name="gr6" draw:text-style-name="P1" draw:layer="layout" svg:width="8.597cm" svg:height="1.287cm" svg:x="3.856cm" svg:y="23.854cm" svg:viewBox="0 0 8598 1288" draw:points="0,1288 4936,1256 4911,19 6220,0 6220,1238 8598,1258">
          <text:p/>
        </draw:polyline>
        <draw:frame draw:style-name="gr8" draw:layer="layout" svg:width="2.492cm" svg:height="1.673cm" svg:x="0.739cm" svg:y="23.807cm">
          <draw:text-box>
            <text:p>Global</text:p>
            <text:p>Trigger</text:p>
          </draw:text-box>
        </draw:frame>
        <draw:circle draw:style-name="gr14" draw:text-style-name="P1" draw:layer="layout" svg:width="0.817cm" svg:height="0.817cm" svg:x="9.012cm" svg:y="24.102cm">
          <text:p/>
        </draw:circle>
        <draw:rect draw:style-name="gr7" draw:text-style-name="P1" draw:layer="layout" svg:width="2.014cm" svg:height="2.014cm" svg:x="15.15cm" svg:y="16.801cm">
          <text:p/>
        </draw:rect>
        <draw:rect draw:style-name="gr7" draw:text-style-name="P1" draw:layer="layout" svg:width="2.014cm" svg:height="2.014cm" svg:x="15.15cm" svg:y="19.001cm">
          <text:p/>
        </draw:rect>
        <draw:rect draw:style-name="gr7" draw:text-style-name="P1" draw:layer="layout" svg:width="2.014cm" svg:height="2.014cm" svg:x="15.15cm" svg:y="21.201cm">
          <text:p/>
        </draw:rect>
        <draw:rect draw:style-name="gr15" draw:text-style-name="P1" draw:layer="layout" svg:width="2.014cm" svg:height="2.014cm" svg:x="17.35cm" svg:y="16.801cm">
          <text:p/>
        </draw:rect>
        <draw:rect draw:style-name="gr13" draw:text-style-name="P1" draw:layer="layout" svg:width="2.014cm" svg:height="2.014cm" svg:x="17.35cm" svg:y="19.001cm">
          <text:p/>
        </draw:rect>
        <draw:rect draw:style-name="gr13" draw:text-style-name="P1" draw:layer="layout" svg:width="2.014cm" svg:height="2.014cm" svg:x="17.35cm" svg:y="21.201cm">
          <text:p/>
        </draw:rect>
        <draw:frame draw:style-name="gr8" draw:layer="layout" svg:width="1.421cm" svg:height="0.962cm" svg:x="15.447cm" svg:y="15.745cm">
          <draw:text-box>
            <text:p>Phi</text:p>
          </draw:text-box>
        </draw:frame>
        <draw:frame draw:style-name="gr8" draw:layer="layout" svg:width="2.145cm" svg:height="0.962cm" svg:x="17.349cm" svg:y="15.745cm">
          <draw:text-box>
            <text:p>Phi+1</text:p>
          </draw:text-box>
        </draw:frame>
        <draw:frame draw:style-name="gr16" draw:layer="layout" svg:width="4.225cm" svg:height="2.384cm" svg:x="15.481cm" svg:y="23.798cm">
          <draw:text-box>
            <text:p>Only 4 of 6 L0 triggers are requir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20T19:48:21</meta:creation-date>
    <dc:date>2017-02-21T09:17:29</dc:date>
    <dc:creator>Ben Rotter</dc:creator>
    <meta:editing-duration>PT52M19S</meta:editing-duration>
    <meta:editing-cycles>5</meta:editing-cycles>
    <meta:generator>OpenOffice/4.0.0$Unix OpenOffice.org_project/400m3$Build-9702</meta:generator>
    <meta:document-statistic meta:object-count="52"/>
  </office:meta>
</office:document-meta>
</file>